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aightThroughFlow.canDispatch( InternalExchange exchange , Internal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aightThroughFlow.dispatch( Internal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